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dc9" officeooo:paragraph-rsid="00160090"/>
    </style:style>
    <style:style style:name="P2" style:family="paragraph" style:parent-style-name="Standard">
      <style:text-properties officeooo:rsid="001b8ed5" officeooo:paragraph-rsid="00160090"/>
    </style:style>
    <style:style style:name="P3" style:family="paragraph" style:parent-style-name="Standard">
      <style:text-properties officeooo:rsid="00160090" officeooo:paragraph-rsid="00160090"/>
    </style:style>
    <style:style style:name="P4" style:family="paragraph" style:parent-style-name="Standard">
      <style:paragraph-properties fo:text-align="center" style:justify-single-word="false"/>
      <style:text-properties officeooo:rsid="001ae414" officeooo:paragraph-rsid="00160090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414" officeooo:paragraph-rsid="0016009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7dc9" officeooo:paragraph-rsid="00160090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600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rtificial Intelligence for Robotics</text:p>
      <text:p text:style-name="P5">Week 5</text:p>
      <text:p text:style-name="P5"/>
      <text:p text:style-name="P5">Assignment</text:p>
      <text:p text:style-name="P5"/>
      <text:p text:style-name="P6">Submitted by Patrick Nagel and Kiran Vasudev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/text:p>
      <text:p text:style-name="P1"><text:span text:style-name="T2">1. </text:span>The time complexity of IDDFS is O(b<text:span text:style-name="T1">d</text:span>) and the space complexity is O(bd), </text:p>
      <text:p text:style-name="P1"><text:tab/>where b is the branching factor and d is the depth of the shallowest node.</text:p>
      <text:p text:style-name="P1"/>
      <text:p text:style-name="P1"><text:span text:style-name="T2">2. IDDFS does not go into a loop during visiting and storing nodes. IDDFS does not usually store the states/nodes that have been visited, hence not allowing the algorithm to get into a loop unlike DFS.</text:span></text:p>
      <text:p text:style-name="P1"/>
      <text:p text:style-name="P2">IDDFS is better than BFS because of its space complexity. This algorithm has a better worst case performance in comparison to BFS.</text:p>
      <text:p text:style-name="P1"/>
      <text:p text:style-name="P3">3. This algorithm is used mainly when the size of the state space is large and the depth of the solution is not know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1:10:41.526297009</meta:creation-date>
    <dc:date>2016-05-08T21:20:36.805115440</dc:date>
    <meta:editing-duration>P0D</meta:editing-duration>
    <meta:editing-cycles>1</meta:editing-cycles>
    <meta:document-statistic meta:table-count="0" meta:image-count="0" meta:object-count="0" meta:page-count="2" meta:paragraph-count="9" meta:word-count="125" meta:character-count="697" meta:non-whitespace-character-count="578"/>
    <meta:generator>LibreOffice/4.2.8.2$Linux_X86_64 LibreOffice_project/420m0$Build-2</meta:generator>
  </office:meta>
</office:document-meta>
</file>